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GUNTAS EXÁMEN:</text:p>
      <text:p text:style-name="Standard">conf red</text:p>
      <text:p text:style-name="Standard">ip/mask/gw</text:p>
      <text:p text:style-name="Standard">ip pub/priv</text:p>
      <text:p text:style-name="Standard">mascara</text:p>
      <text:p text:style-name="Standard">asignacion d.ip</text:p>
      <text:p text:style-name="Standard">nat</text:p>
      <text:p text:style-name="Standard">dhcp</text:p>
      <text:p text:style-name="Standard">dns</text:p>
      <text:p text:style-name="Standard">red de paquetes-ip (redundancia)</text:p>
      <text:p text:style-name="Standard">tcp: mantiene el orden de los paquetes</text:p>
      <text:p text:style-name="Standard">para que sirve la mascara en red?</text:p>
      <text:p text:style-name="Standard"/>
      <text:p text:style-name="Standard"/>
      <text:p text:style-name="Standard">se puede cambiar la contraseña de otro usuario desde el admin con el siguiente comando:</text:p>
      <text:p text:style-name="Standard">'sudo passwd yo'</text:p>
      <text:p text:style-name="Standard">sudo passwd [usuario=yo]</text:p>
      <text:p text:style-name="Standard"/>
      <text:p text:style-name="Standard">hay que usar un certificado cliente </text:p>
      <text:p text:style-name="Standard">hay certificados web/</text:p>
      <text:p text:style-name="Standard"/>
      <text:p text:style-name="Standard">suele haber 2 redes. se pueden crear mas redes, pero no hablarian con nadie a no ser que se conectase otra maquina a la misma red.</text:p>
      <text:p text:style-name="Standard">las maquinas virtuales, los pc's y los portatiles cuentan como hosts.</text:p>
      <text:p text:style-name="Standard">la maquina virtual tiene un NAT que se la info pasa por el mismo cable, pero no deja que las demas maquinas lo vean.</text:p>
      <text:p text:style-name="Standard"/>
      <text:p text:style-name="Standard"><text:soft-page-break/></text:p>
      <text:p text:style-name="Standard">puertos 1-1024 reservados al sistema. decidieron no usar el 80 para no contaminarlo.</text:p>
      <text:p text:style-name="Standard">el puerto 22 es el estandar</text:p>
      <text:p text:style-name="Standard">el puerto 8080 lo puede leer todo el mundo, </text:p>
      <text:p text:style-name="Standard"/>
      <text:p text:style-name="Standard">el 631 es el de las impresoras</text:p>
      <text:p text:style-name="Standard"/>
      <text:p text:style-name="Standard">el objetivo del socket es establecer un tubo bidireccional con un servidor remoto.. si hubiera mas clientes, podria haber mas tub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178" meta:character-count="997" meta:non-whitespace-character-count="842"/>
    <meta:generator>LibreOfficeDev/6.0.5.2$Linux_X86_64 LibreOffice_project/</meta:generator>
  </office:meta>
</office:document-meta>
</file>